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9.156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Small_20_Arrow" draw:fill="none" draw:textarea-vertical-align="middle"/>
    </style:style>
    <style:style style:name="gr4" style:family="graphic" style:parent-style-name="objectwithoutfill">
      <style:graphic-properties svg:stroke-color="#000000" draw:marker-end="Small_20_Arrow" draw:fill="none" draw:textarea-vertical-align="middle"/>
    </style:style>
    <style:style style:name="gr5" style:family="graphic" style:parent-style-name="objectwithoutfill">
      <style:graphic-properties svg:stroke-color="#72bf44" draw:marker-start="Diamond" draw:marker-end="Small_20_Arrow" draw:fill="none" draw:textarea-vertical-align="middle"/>
    </style:style>
    <style:style style:name="gr6" style:family="graphic" style:parent-style-name="objectwithoutfill">
      <style:graphic-properties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1.118cm"/>
    </style:style>
    <style:style style:name="P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color="#ce181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2.991cm" svg:height="9.406cm" svg:x="2.846cm" svg:y="3.108cm">
          <draw:text-box>
            <text:p text:style-name="P1">func main() {</text:p>
            <text:p text:style-name="P1"><text:s text:c="4"/>ctx, <text:span text:style-name="T1">cancel</text:span> := context.<text:span text:style-name="T1">WithCan</text:span><text:span text:style-name="T1">cel</text:span>(context.Background())</text:p>
            <text:p text:style-name="P1"><text:s text:c="4"/>ch := func(ctx context.Context) &lt;-chan int {</text:p>
            <text:p text:style-name="P1"><text:s text:c="8"/>ch := make(chan int)</text:p>
            <text:p text:style-name="P1"><text:s text:c="8"/>go func() {</text:p>
            <text:p text:style-name="P1"><text:s text:c="12"/>for i := 0; ; i++ {</text:p>
            <text:p text:style-name="P1"><text:s text:c="16"/>select {</text:p>
            <text:p text:style-name="P1"><text:s text:c="16"/>case &lt;- ctx.<text:span text:style-name="T1">Done</text:span>():</text:p>
            <text:p text:style-name="P1"><text:s text:c="16"/><text:s text:c="4"/><text:span text:style-name="T2">return</text:span></text:p>
            <text:p text:style-name="P1"><text:s text:c="16"/>case ch &lt;- i:</text:p>
            <text:p text:style-name="P1"><text:s text:c="16"/>}</text:p>
            <text:p text:style-name="P1"><text:s text:c="12"/>}</text:p>
            <text:p text:style-name="P1"><text:s text:c="8"/>} ()</text:p>
            <text:p text:style-name="P1"><text:s text:c="8"/>return ch</text:p>
            <text:p text:style-name="P1"><text:s text:c="4"/>}(ctx)</text:p>
            <text:p text:style-name="P1"><text:s text:c="4"/>for v := range ch {</text:p>
            <text:p text:style-name="P1"><text:s text:c="8"/>fmt.Println(v)</text:p>
            <text:p text:style-name="P1"><text:s text:c="8"/>if v == 5 {</text:p>
            <text:p text:style-name="P1"><text:s text:c="12"/><text:span text:style-name="T1">cancel</text:span>()</text:p>
            <text:p text:style-name="P1"><text:s text:c="12"/>break</text:p>
            <text:p text:style-name="P1"><text:s text:c="8"/>}</text:p>
            <text:p text:style-name="P1"><text:s text:c="4"/>}</text:p>
            <text:p text:style-name="P1">}</text:p>
          </draw:text-box>
        </draw:frame>
        <draw:connector draw:style-name="gr2" draw:text-style-name="P3" draw:layer="layout" draw:type="curve" svg:x1="15.837cm" svg:y1="7.811cm" svg:x2="15.837cm" svg:y2="7.811cm" draw:start-shape="id1" draw:end-shape="id1" svg:d="M15837 7811z" svg:viewBox="0 0 1 1">
          <text:p/>
        </draw:connector>
        <draw:path draw:style-name="gr3" draw:text-style-name="P3" draw:layer="layout" svg:width="1.597cm" svg:height="4.379cm" draw:transform="rotate (-0.862192650485199) translate (9.71400000009099cm 6.51099999992201cm)" svg:viewBox="0 0 1598 4380" svg:d="M0 0c1171 0 1598 4380 1598 4380">
          <text:p/>
        </draw:path>
        <draw:path draw:style-name="gr4" draw:text-style-name="P3" draw:layer="layout" svg:width="4.276cm" svg:height="4.754cm" draw:transform="rotate (-2.28969744569136) translate (8.59348407834077cm 7.10262294665051cm)" svg:viewBox="0 0 4277 4755" svg:d="M0 4755c1350 0 4277-4755 4277-4755">
          <text:p/>
        </draw:path>
        <draw:path draw:style-name="gr5" draw:text-style-name="P3" draw:layer="layout" svg:width="1.766cm" svg:height="3.407cm" draw:transform="rotate (2.03453030904979) translate (6.92026328273149cm 4.98719742651875cm)" svg:viewBox="0 0 1767 3408" svg:d="M0 3408c2272 0 1704-3408 1704-3408">
          <text:p/>
        </draw:path>
        <draw:line draw:style-name="gr6" draw:text-style-name="P3" draw:layer="layout" svg:x1="8.112cm" svg:y1="6.842cm" svg:x2="7.985cm" svg:y2="15.732cm">
          <text:p/>
        </draw:line>
        <draw:custom-shape draw:style-name="gr7" draw:text-style-name="P4" draw:layer="layout" svg:width="2.286cm" svg:height="1.016cm" svg:x="6.842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mall_20_Arrow" draw:display-name="Small Arrow" svg:viewBox="0 0 1321 3493" svg:d="M1321 3493h-1321l661-3493z"/>
    <draw:marker draw:name="Square_20_45_20_unfilled" draw:display-name="Square 45 unfilled" svg:viewBox="0 0 3000 3000" svg:d="M1500 3000l-1500-1500 1500-1500 1500 1500zM1500 2715l-1215-1215 1215-1215 1215 121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3T09:14:24.215086135</meta:creation-date>
    <dc:date>2021-05-13T10:06:07.423967421</dc:date>
    <meta:editing-duration>PT10M21S</meta:editing-duration>
    <meta:editing-cycles>3</meta:editing-cycles>
    <meta:generator>LibreOffice/6.0.7.3$Linux_X86_64 LibreOffice_project/00m0$Build-3</meta:generator>
    <meta:document-statistic meta:object-count="7"/>
  </office:meta>
</office:document-meta>
</file>